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0d6" officeooo:paragraph-rsid="000670d6"/>
    </style:style>
    <style:style style:name="P2" style:family="paragraph" style:parent-style-name="Standard">
      <style:text-properties officeooo:rsid="00077f16" officeooo:paragraph-rsid="00077f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verbo <text:span text:style-name="T1">haver</text:span><text:span text:style-name="T2">, ou sinônimo (existir), </text:span><text:span text:style-name="T1">não</text:span><text:span text:style-name="T2"> pode ser passado para a voz passiva.</text:span></text:p>
      <text:p text:style-name="P1"><text:span text:style-name="T2"/></text:p>
      <text:p text:style-name="P2"><text:span text:style-name="T2">Na locução verbal VERBO AUXILIAR + VERBO PRINCIPAL, </text:span><text:span text:style-name="T1">somente </text:span><text:span text:style-name="T2">o verbo </text:span><text:span text:style-name="T1">AUXILIAR</text:span><text:span text:style-name="T2"> se flexiona. Ex.: Eles </text:span><text:span text:style-name="T1">podem</text:span><text:span text:style-name="T2"> continu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7:50:18.777000000</meta:creation-date>
    <dc:date>2018-05-31T18:39:35.959000000</dc:date>
    <meta:editing-duration>PT49M17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" meta:word-count="32" meta:character-count="194" meta:non-whitespace-character-count="164"/>
  </office:meta>
</office:document-meta>
</file>